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0e2dc1"/>
    </style:style>
    <style:style style:name="P2" style:family="paragraph" style:parent-style-name="Standard">
      <style:text-properties officeooo:rsid="000e2dc1" officeooo:paragraph-rsid="000e2dc1"/>
    </style:style>
    <style:style style:name="P3" style:family="paragraph" style:parent-style-name="Standard">
      <style:text-properties officeooo:rsid="000e2dc1" officeooo:paragraph-rsid="0014109b"/>
    </style:style>
    <style:style style:name="P4" style:family="paragraph" style:parent-style-name="Standard">
      <style:text-properties officeooo:rsid="000e2dc1" officeooo:paragraph-rsid="0017cd16"/>
    </style:style>
    <style:style style:name="P5" style:family="paragraph" style:parent-style-name="Standard">
      <style:text-properties officeooo:rsid="000fb54c" officeooo:paragraph-rsid="000e2dc1"/>
    </style:style>
    <style:style style:name="P6" style:family="paragraph" style:parent-style-name="Standard">
      <style:text-properties officeooo:rsid="000fb54c" officeooo:paragraph-rsid="000fb54c"/>
    </style:style>
    <style:style style:name="P7" style:family="paragraph" style:parent-style-name="Standard">
      <style:text-properties officeooo:rsid="000fb54c" officeooo:paragraph-rsid="00118276"/>
    </style:style>
    <style:style style:name="P8" style:family="paragraph" style:parent-style-name="Standard">
      <style:text-properties officeooo:rsid="00114f61" officeooo:paragraph-rsid="00118276"/>
    </style:style>
    <style:style style:name="P9" style:family="paragraph" style:parent-style-name="Standard">
      <style:text-properties officeooo:rsid="00114f61" officeooo:paragraph-rsid="0014109b"/>
    </style:style>
    <style:style style:name="P10" style:family="paragraph" style:parent-style-name="Standard">
      <style:text-properties fo:font-weight="bold" officeooo:rsid="000e2dc1" officeooo:paragraph-rsid="000e2dc1" style:font-weight-asian="bold" style:font-weight-complex="bold"/>
    </style:style>
    <style:style style:name="P11" style:family="paragraph" style:parent-style-name="Standard">
      <style:text-properties fo:font-weight="bold" officeooo:rsid="000fb54c" officeooo:paragraph-rsid="000fb54c" style:font-weight-asian="bold" style:font-weight-complex="bold"/>
    </style:style>
    <style:style style:name="P12" style:family="paragraph" style:parent-style-name="Standard">
      <style:text-properties fo:font-weight="bold" officeooo:rsid="00114f61" officeooo:paragraph-rsid="00114f61" style:font-weight-asian="bold" style:font-weight-complex="bold"/>
    </style:style>
    <style:style style:name="T1" style:family="text">
      <style:text-properties officeooo:rsid="000e2dc1"/>
    </style:style>
    <style:style style:name="T2" style:family="text">
      <style:text-properties officeooo:rsid="000fb54c"/>
    </style:style>
    <style:style style:name="T3" style:family="text">
      <style:text-properties officeooo:rsid="00118276"/>
    </style:style>
    <style:style style:name="T4" style:family="text">
      <style:text-properties officeooo:rsid="0012dd3f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7cd16" style:font-weight-asian="bold" style:font-weight-complex="bold"/>
    </style:style>
    <style:style style:name="T7" style:family="text">
      <style:text-properties officeooo:rsid="0014109b"/>
    </style:style>
    <style:style style:name="T8" style:family="text">
      <style:text-properties officeooo:rsid="0015d9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6">Andrés Cárdenas Pardo</text:span></text:p>
      <text:p text:style-name="P3"><text:span text:style-name="T5"/></text:p>
      <text:p text:style-name="P3"><text:span text:style-name="T5">Titulo del Proyecto</text:span>: </text:p>
      <text:p text:style-name="P3">Sun4all</text:p>
      <text:p text:style-name="P2"/>
      <text:p text:style-name="P10">Lista de requisitos funcionales y no funcionales:</text:p>
      <text:p text:style-name="P1"><text:span text:style-name="T1">* El proyecto se desarrolla para la plataforma </text:span><text:span text:style-name="T2">Android</text:span></text:p>
      <text:p text:style-name="P1"><text:span text:style-name="T1">* Versa sobre encontrar manchas solares e</text:span><text:span text:style-name="T2">n fotos del sol</text:span></text:p>
      <text:p text:style-name="P5">* El proyecto deberá ser similar al de la pagina web de socientize.sun4all</text:p>
      <text:p text:style-name="P6"/>
      <text:p text:style-name="P11">Presupuesto detallado: </text:p>
      <text:p text:style-name="P6">* mano de obra <text:span text:style-name="T3">20</text:span>€/hora-&gt;proyecto de unas <text:span text:style-name="T3">200</text:span>Horas-&gt;<text:span text:style-name="T3">4000</text:span>€</text:p>
      <text:p text:style-name="P6">* Consumo luz <text:span text:style-name="T3">100€</text:span></text:p>
      <text:p text:style-name="P6">* <text:span text:style-name="T8">Licencia Google 20€</text:span></text:p>
      <text:p text:style-name="P6"/>
      <text:p text:style-name="P11">Planificación temporal de tareas con un Diagrama de Gantt:</text:p>
      <text:p text:style-name="P6">*<text:span text:style-name="T3">Uso GitHub 6h</text:span></text:p>
      <text:p text:style-name="P6"><text:span text:style-name="T3">*Aspecto aplicacion 7h</text:span></text:p>
      <text:p text:style-name="P6"><text:span text:style-name="T3">*funcionalidad botones 40h</text:span></text:p>
      <text:p text:style-name="P7"><text:span text:style-name="T3">*funcionalidad movimiento imagen (movimiento, zoom, limitar bordes)40h</text:span></text:p>
      <text:p text:style-name="P7"><text:span text:style-name="T3">*funcionalidad dibujar/borrar en imagen y guardar puntos 40h</text:span></text:p>
      <text:p text:style-name="P7"><text:span text:style-name="T3">*funcionalidad multi idioma(francés, inglés, italiano, español) 12h</text:span></text:p>
      <text:p text:style-name="P7"><text:span text:style-name="T3">*funcionalidad mover puntos al mover imagen(en proceso)12h+</text:span></text:p>
      <text:p text:style-name="P7"><text:span text:style-name="T3">*funcionalidad Descarga de imagenes(en proceso) 6h+</text:span></text:p>
      <text:p text:style-name="P7"><text:span text:style-name="T3"/></text:p>
      <text:p text:style-name="P7"><text:span text:style-name="T3"/></text:p>
      <text:p text:style-name="P12">Especificaciones técnicas del proyecto</text:p>
      <text:p text:style-name="P8"><text:span text:style-name="T3">*</text:span><text:span text:style-name="T7">D</text:span><text:span text:style-name="T3">escargar</text:span><text:span text:style-name="T7">a</text:span><text:span text:style-name="T3"> las imágenes dinamicamente de internet</text:span></text:p>
      <text:p text:style-name="P8"><text:span text:style-name="T3">*</text:span><text:span text:style-name="T7">P</text:span><text:span text:style-name="T3">od</text:span><text:span text:style-name="T7">ra</text:span><text:span text:style-name="T3"> hacerse zoom y moverse por la imagen</text:span></text:p>
      <text:p text:style-name="P8"><text:span text:style-name="T3">*</text:span><text:span text:style-name="T7">P</text:span><text:span text:style-name="T3">ermitir</text:span><text:span text:style-name="T7">á</text:span><text:span text:style-name="T3"> añadir coordenadas donde el usuario vea manchas solares</text:span></text:p>
      <text:p text:style-name="P9"><text:span text:style-name="T3">*</text:span><text:span text:style-name="T7">P</text:span><text:span text:style-name="T3">ermitir</text:span><text:span text:style-name="T7">á </text:span><text:span text:style-name="T3">borrar coordenadas</text:span></text:p>
      <text:p text:style-name="P9"><text:span text:style-name="T3">*</text:span><text:span text:style-name="T7">P</text:span><text:span text:style-name="T3">ermitir</text:span><text:span text:style-name="T7">á</text:span><text:span text:style-name="T3"> reiniciar la tarea(borrando todos los ptos)</text:span></text:p>
      <text:p text:style-name="P9"><text:span text:style-name="T3">*</text:span><text:span text:style-name="T7">P</text:span><text:span text:style-name="T3">odr</text:span><text:span text:style-name="T7">á</text:span><text:span text:style-name="T3"> invertir la imagen de colores para mejor visualizacion del usuario</text:span></text:p>
      <text:p text:style-name="P9"><text:span text:style-name="T3">*</text:span><text:span text:style-name="T7">M</text:span><text:span text:style-name="T3">ostrar</text:span><text:span text:style-name="T7">á</text:span><text:span text:style-name="T3"> al usuario en nº de manchas solares encontradas</text:span></text:p>
      <text:p text:style-name="P9"><text:span text:style-name="T3">*</text:span><text:span text:style-name="T7">S</text:span><text:span text:style-name="T3">er</text:span><text:span text:style-name="T7">á</text:span><text:span text:style-name="T3"> multi idioma sin preguntar al usuario(frances, italiano, ingles, español)</text:span></text:p>
      <text:p text:style-name="P9"><text:span text:style-name="T3">*</text:span><text:span text:style-name="T7">F</text:span><text:span text:style-name="T4">inalizar</text:span><text:span text:style-name="T7">á</text:span><text:span text:style-name="T4"> la tarea debe</text:span><text:span text:style-name="T7">rá</text:span><text:span text:style-name="T4"> enviar las coordenadas junto con el id de la imagen al servidor</text:span></text:p>
      <text:p text:style-name="P9"><text:span text:style-name="T4">*</text:span><text:span text:style-name="T7">D</text:span><text:span text:style-name="T4">escargar</text:span><text:span text:style-name="T7">á</text:span><text:span text:style-name="T4"> imagen nueva si el usuario desea iniciar una tarea nueva.</text:span></text:p>
      <text:p text:style-name="P9"><text:span text:style-name="T4">*</text:span><text:span text:style-name="T7">B</text:span><text:span text:style-name="T4">orrar</text:span><text:span text:style-name="T7">á</text:span><text:span text:style-name="T4"> la imagen anterior tras cargar la nueva para ahorra la memoria del usuari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Style_20_for_20_Head_20_1" style:display-name="Numbering Style for Head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82cm" fo:margin-bottom="1.482cm" fo:margin-left="2.011cm" fo:margin-right="2.011cm" fo:border="none" fo:padding="0cm" style:writing-mode="lr-tb" style:footnote-max-height="0cm">
        <style:footnote-sep style:width="0.018cm" style:line-style="solid" style:adjustment="left" style:rel-width="2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generator>LibreOffice/3.6$Linux_X86_64 LibreOffice_project/360m1$Build-304</meta:generator>
    <meta:editing-cycles>9</meta:editing-cycles>
    <meta:creation-date>2008-08-22T11:41:04</meta:creation-date>
    <dc:date>2014-11-06T11:26:56</dc:date>
    <meta:editing-duration>PT18M53S</meta:editing-duration>
    <meta:document-statistic meta:table-count="0" meta:image-count="0" meta:object-count="0" meta:page-count="1" meta:paragraph-count="32" meta:word-count="225" meta:character-count="1560" meta:non-whitespace-character-count="1365"/>
  </office:meta>
</office:document-meta>
</file>